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33333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666666" draw:marker-start-width="0.275cm" draw:marker-end-width="0.275cm" draw:fill="solid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666666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svg:stroke-width="0.05cm" svg:stroke-color="#666666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10.1cm" svg:x="5.1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62cm" svg:height="1.119cm" svg:x="7.8cm" svg:y="6.4cm">
          <draw:text-box>
            <text:p><text:span text:style-name="T1">Legend</text:span></text:p>
          </draw:text-box>
        </draw:frame>
        <draw:frame draw:style-name="gr2" draw:text-style-name="P3" draw:layer="layout" svg:width="1.624cm" svg:height="0.848cm" svg:x="6.8cm" svg:y="12.452cm">
          <draw:text-box>
            <text:p><text:span text:style-name="T2">Debt</text:span></text:p>
          </draw:text-box>
        </draw:frame>
        <draw:frame draw:style-name="gr2" draw:text-style-name="P3" draw:layer="layout" svg:width="4.528cm" svg:height="0.848cm" svg:x="6.8cm" svg:y="13.452cm">
          <draw:text-box>
            <text:p><text:span text:style-name="T2">Additional capital</text:span></text:p>
          </draw:text-box>
        </draw:frame>
        <draw:custom-shape draw:style-name="gr3" draw:text-style-name="P1" draw:layer="layout" svg:width="2.9cm" svg:height="2cm" svg:x="4.7cm" svg:y="13.6cm">
          <text:p/>
          <draw:enhanced-geometry svg:viewBox="0 0 21600 21600" draw:type="block-arc" draw:modifiers="-105.73041248919 4435.379296419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" draw:text-style-name="P4" draw:layer="layout" svg:width="7.627cm" svg:height="0.962cm" svg:x="5.401cm" svg:y="9.438cm">
          <draw:text-box>
            <text:p><text:span text:style-name="T3">Allocated equity shares</text:span></text:p>
          </draw:text-box>
        </draw:frame>
        <draw:frame draw:style-name="gr2" draw:text-style-name="P3" draw:layer="layout" svg:width="5.861cm" svg:height="0.848cm" svg:x="6.8cm" svg:y="10.552cm">
          <draw:text-box>
            <text:p><text:span text:style-name="T2">100% house value line</text:span></text:p>
          </draw:text-box>
        </draw:frame>
        <draw:frame draw:style-name="gr2" draw:text-style-name="P3" draw:layer="layout" svg:width="4.998cm" svg:height="0.848cm" svg:x="6.801cm" svg:y="11.452cm">
          <draw:text-box>
            <text:p><text:span text:style-name="T2">90 and 110% limits</text:span></text:p>
          </draw:text-box>
        </draw:frame>
        <draw:frame draw:style-name="gr2" draw:text-style-name="P3" draw:layer="layout" svg:width="3.431cm" svg:height="0.848cm" svg:x="6.801cm" svg:y="14.652cm">
          <draw:text-box>
            <text:p><text:span text:style-name="T2">10% deposit</text:span></text:p>
          </draw:text-box>
        </draw:frame>
        <draw:custom-shape draw:style-name="gr4" draw:text-style-name="P1" draw:layer="layout" svg:width="2.9cm" svg:height="2cm" svg:x="4.701cm" svg:y="14.7cm">
          <text:p/>
          <draw:enhanced-geometry svg:viewBox="0 0 21600 21600" draw:type="block-arc" draw:modifiers="-102.567278710424 1454.334386091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5" draw:text-style-name="P3" draw:layer="layout" svg:width="8.9cm" svg:height="0.848cm" svg:x="5.6cm" svg:y="8.2cm">
          <draw:text-box>
            <text:p><text:span text:style-name="T2">m <text:s text:c="3"/>Home, one per segment</text:span></text:p>
          </draw:text-box>
        </draw:frame>
        <draw:custom-shape draw:style-name="gr6" draw:text-style-name="P1" draw:layer="layout" svg:width="2.9cm" svg:height="2cm" svg:x="4.7cm" svg:y="12.6cm">
          <text:p/>
          <draw:enhanced-geometry svg:viewBox="0 0 21600 21600" draw:type="block-arc" draw:modifiers="-105.73041248919 4435.379296419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2T10:01:38.111212084</meta:creation-date>
    <dc:date>2013-12-25T00:03:55.120928862</dc:date>
    <meta:editing-duration>PT1H10M19S</meta:editing-duration>
    <meta:editing-cycles>5</meta:editing-cycles>
    <meta:generator>LibreOffice/4.1.4.2$Linux_x86 LibreOffice_project/410m0$Build-2</meta:generator>
    <meta:document-statistic meta:object-count="12"/>
  </office:meta>
</office:document-meta>
</file>